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968" calcext:value-type="float">
            <text:p>142.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984" calcext:value-type="float">
            <text:p>139.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008" calcext:value-type="float">
            <text:p>137.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208" calcext:value-type="float">
            <text:p>130.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344" calcext:value-type="float">
            <text:p>130.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528" calcext:value-type="float">
            <text:p>129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904" calcext:value-type="float">
            <text:p>129.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464" calcext:value-type="float">
            <text:p>128.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32" calcext:value-type="float">
            <text:p>128.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84936" calcext:value-type="float">
            <text:p>127.8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11712" calcext:value-type="float">
            <text:p>125.7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1504" calcext:value-type="float">
            <text:p>125.5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9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2528" calcext:value-type="float">
            <text:p>125.3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416" calcext:value-type="float">
            <text:p>124.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8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5776" calcext:value-type="float">
            <text:p>123.1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8512" calcext:value-type="float">
            <text:p>122.9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104" calcext:value-type="float">
            <text:p>122.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8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8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8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904" calcext:value-type="float">
            <text:p>121.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732" calcext:value-type="float">
            <text:p>115.7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1" calcext:value-type="float">
            <text:p>107.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9984" calcext:value-type="float">
            <text:p>101.9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2032" calcext:value-type="float">
            <text:p>101.6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201</text:p>
          </table:table-cell>
          <table:table-cell office:value-type="string" calcext:value-type="string">
            <text:p>TWDB:0645201</text:p>
          </table:table-cell>
          <table:table-cell office:value-type="string" calcext:value-type="string">
            <text:p>195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072" calcext:value-type="float">
            <text:p>101.1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